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656" officeooo:paragraph-rsid="000e4656"/>
    </style:style>
    <style:style style:name="P2" style:family="paragraph" style:parent-style-name="Standard">
      <style:text-properties officeooo:paragraph-rsid="000e4656"/>
    </style:style>
    <style:style style:name="T1" style:family="text">
      <style:text-properties officeooo:rsid="000e46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Yujian Li(yl7kd) InLab6 Report 03/15/16 Section102</text:p>
      <text:p text:style-name="P1"/>
      <text:p text:style-name="P2"><text:span text:style-name="T1">During the in lab, we were asked to check our output with the standard outputfile. After a few reformatting (lineament and spacing) on the cout statement, the implementation I wrote matches the result. For the -O2 optimization, I realized that the runtime becomes much faster as the file size increases. Sometimes the differences can be almost 10 seconds with and without the -O2 flag.(which is almost half of the original run-time). For the 250x250 grid file with words.txt, the average runtime is 4959 milliseconds while for the </text:span>words2.txt and the 300x300 grid <text:span text:style-name="T1">is 1629 milliseconds (The result is from my own laptop which is a 64 bit computer). Because the program is influenced by both the row, columns, and words sizes, the big-Theta notation for the program should be (r*c*w) while other factors are constant. When implementing the lab, the hardest part is to understand how to open up and read the file in the wordPuzzle.cpp file. I did learn a lot about shell scripting, it is much efficient to save me a lot of work and its flexbility can be implemented into various other cod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45:27.435040325</meta:creation-date>
    <dc:date>2016-03-16T14:00:25.922031624</dc:date>
    <meta:editing-duration>P0D</meta:editing-duration>
    <meta:editing-cycles>1</meta:editing-cycles>
    <meta:document-statistic meta:table-count="0" meta:image-count="0" meta:object-count="0" meta:page-count="1" meta:paragraph-count="2" meta:word-count="192" meta:character-count="1140" meta:non-whitespace-character-count="949"/>
    <meta:generator>LibreOffice/4.2.8.2$Linux_X86_64 LibreOffice_project/420m0$Build-2</meta:generator>
  </office:meta>
</office:document-meta>
</file>